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987in" svg:x="0.2386in" svg:y="3.5575in">
            <draw:object draw:notify-on-update-of-ranges="Sheet1.C2:Sheet1.C6 Sheet1.D1:Sheet1.D1 Sheet1.D2:Sheet1.D6 Sheet1.E1:Sheet1.E1 Sheet1.E2:Sheet1.E6 Sheet1.F1:Sheet1.F1 Sheet1.F2:Sheet1.F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76in" svg:x="0.2925in" svg:y="7.5346in">
            <draw:object draw:notify-on-update-of-ranges="Sheet1.C9:Sheet1.C13 Sheet1.D8:Sheet1.D8 Sheet1.D9:Sheet1.D13 Sheet1.E8:Sheet1.E8 Sheet1.E9:Sheet1.E13 Sheet1.F8:Sheet1.F8 Sheet1.F9:Sheet1.F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76in" svg:x="0.2276in" svg:y="10.5902in">
            <draw:object draw:notify-on-update-of-ranges="Sheet1.C15:Sheet1.C19 Sheet1.D14:Sheet1.D14 Sheet1.D15:Sheet1.D19 Sheet1.E14:Sheet1.E14 Sheet1.E15:Sheet1.E19 Sheet1.F14:Sheet1.F14 Sheet1.F15:Sheet1.F1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Size of VM = 1 G</text:p>
          </table:table-cell>
          <table:table-cell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style-name="ce1" office:value-type="string" calcext:value-type="string">
            <text:p>Workload E</text:p>
          </table:table-cell>
          <table:table-cell table:style-name="ce1" office:value-type="string" calcext:value-type="string">
            <text:p>Scan</text:p>
          </table:table-cell>
          <table:table-cell office:value-type="float" office:value="1000" calcext:value-type="float">
            <text:p>1000</text:p>
          </table:table-cell>
          <table:table-cell table:formula="of:=AVERAGE(750.986755475747; 782.39539843204; 276.034332378018)" office:value-type="float" office:value="603.138828761935" calcext:value-type="float">
            <text:p>603.1388287619</text:p>
          </table:table-cell>
          <table:table-cell table:formula="of:=AVERAGE(2097; 2211; 616)" office:value-type="float" office:value="1641.33333333333" calcext:value-type="float">
            <text:p>1641.3333333333</text:p>
          </table:table-cell>
          <table:table-cell table:formula="of:=AVERAGE(8051; 8919; 1323)" office:value-type="float" office:value="6097.66666666667" calcext:value-type="float">
            <text:p>6097.66666666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2" table:formula="of:=AVERAGE(859.343798815173; 872.033299754633; 868.98084627639)" office:value-type="float" office:value="866.785981615399" calcext:value-type="float">
            <text:p>866.7859816154</text:p>
          </table:table-cell>
          <table:table-cell table:formula="of:=AVERAGE(2475; 2533; 2455)" office:value-type="float" office:value="2487.66666666667" calcext:value-type="float">
            <text:p>2487.6666666667</text:p>
          </table:table-cell>
          <table:table-cell table:formula="of:=AVERAGE(9303; 9671; 9351)" office:value-type="float" office:value="9441.66666666667" calcext:value-type="float">
            <text:p>9441.66666666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1319.89144781528; 1283.67811980787; 1275.68276058715)" office:value-type="float" office:value="1293.08410940343" calcext:value-type="float">
            <text:p>1293.0841094034</text:p>
          </table:table-cell>
          <table:table-cell table:formula="of:=AVERAGE(3941; 3739; 3725)" office:value-type="float" office:value="3801.66666666667" calcext:value-type="float">
            <text:p>3801.6666666667</text:p>
          </table:table-cell>
          <table:table-cell table:formula="of:=AVERAGE(12975; 12471; 12575)" office:value-type="float" office:value="12673.6666666667" calcext:value-type="float">
            <text:p>12673.66666666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1343.63405467042; 1338.56460249116; 1421.08126963413)" office:value-type="float" office:value="1367.75997559857" calcext:value-type="float">
            <text:p>1367.7599755986</text:p>
          </table:table-cell>
          <table:table-cell table:formula="of:=AVERAGE(3853; 3877; 4291)" office:value-type="float" office:value="4007" calcext:value-type="float">
            <text:p>4007</text:p>
          </table:table-cell>
          <table:table-cell table:formula="of:=AVERAGE(12711; 12503; 13759)" office:value-type="float" office:value="12991" calcext:value-type="float">
            <text:p>1299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uns <text:span text:style-name="T1">THREE TIMES</text:span> to get averages of all</text:p>
          </table:table-cell>
          <table:table-cell table:number-columns-repeated="3"/>
          <table:table-cell office:value-type="string" calcext:value-type="string">
            <text:p><text:span text:style-name="T2">Note: </text:span>Some trials may be outliers. Actual results may have been lower.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1" office:value-type="string" calcext:value-type="string">
            <text:p>Cleanup</text:p>
          </table:table-cell>
          <table:table-cell table:formula="of:=[.C2]" office:value-type="float" office:value="1000" calcext:value-type="float">
            <text:p>1000</text:p>
          </table:table-cell>
          <table:table-cell table:formula="of:=AVERAGE(27.5; 2.25; 1.25)" office:value-type="float" office:value="10.3333333333333" calcext:value-type="float">
            <text:p>10.3333333333</text:p>
          </table:table-cell>
          <table:table-cell table:formula="of:=AVERAGE(107; 6; 2)" office:value-type="float" office:value="38.3333333333333" calcext:value-type="float">
            <text:p>38.3333333333</text:p>
          </table:table-cell>
          <table:table-cell table:formula="of:=AVERAGE(107; 6; 2)" office:value-type="float" office:value="38.3333333333333" calcext:value-type="float">
            <text:p>38.33333333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]" office:value-type="float" office:value="10000" calcext:value-type="float">
            <text:p>10000</text:p>
          </table:table-cell>
          <table:table-cell table:formula="of:=AVERAGE(2.25; 28.5; 3.25)" office:value-type="float" office:value="11.3333333333333" calcext:value-type="float">
            <text:p>11.3333333333</text:p>
          </table:table-cell>
          <table:table-cell table:formula="of:=AVERAGE(6; 111; 10)" office:value-type="float" office:value="42.3333333333333" calcext:value-type="float">
            <text:p>42.3333333333</text:p>
          </table:table-cell>
          <table:table-cell table:formula="of:=AVERAGE(6; 111; 10)" office:value-type="float" office:value="42.3333333333333" calcext:value-type="float">
            <text:p>42.33333333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]" office:value-type="float" office:value="100000" calcext:value-type="float">
            <text:p>100000</text:p>
          </table:table-cell>
          <table:table-cell table:formula="of:=AVERAGE(1.5; 7.5; 26.5)" office:value-type="float" office:value="11.8333333333333" calcext:value-type="float">
            <text:p>11.8333333333</text:p>
          </table:table-cell>
          <table:table-cell table:formula="of:=AVERAGE(3; 27; 103)" office:value-type="float" office:value="44.3333333333333" calcext:value-type="float">
            <text:p>44.3333333333</text:p>
          </table:table-cell>
          <table:table-cell table:formula="of:=AVERAGE(3; 27; 103)" office:value-type="float" office:value="44.3333333333333" calcext:value-type="float">
            <text:p>44.33333333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]" office:value-type="float" office:value="1000000" calcext:value-type="float">
            <text:p>1000000</text:p>
          </table:table-cell>
          <table:table-cell table:formula="of:=AVERAGE(1.5; 2; 1.25)" office:value-type="float" office:value="1.58333333333333" calcext:value-type="float">
            <text:p>1.5833333333</text:p>
          </table:table-cell>
          <table:table-cell table:formula="of:=AVERAGE(3; 5; 2)" office:value-type="float" office:value="3.33333333333333" calcext:value-type="float">
            <text:p>3.3333333333</text:p>
          </table:table-cell>
          <table:table-cell table:formula="of:=AVERAGE(3; 5; 2)" office:value-type="float" office:value="3.33333333333333" calcext:value-type="float">
            <text:p>3.333333333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/>
          <table:table-cell table:style-name="ce1" office:value-type="string" calcext:value-type="string">
            <text:p>Insert</text:p>
          </table:table-cell>
          <table:table-cell table:formula="of:=[.C2]" office:value-type="float" office:value="1000" calcext:value-type="float">
            <text:p>1000</text:p>
          </table:table-cell>
          <table:table-cell table:formula="of:=AVERAGE(2322.37595851603; 2482.76392668481; 317.033376845065)" office:value-type="float" office:value="1707.39108734863" calcext:value-type="float">
            <text:p>1707.3910873486</text:p>
          </table:table-cell>
          <table:table-cell table:formula="of:=AVERAGE(7591; 8799; 699)" office:value-type="float" office:value="5696.33333333333" calcext:value-type="float">
            <text:p>5696.3333333333</text:p>
          </table:table-cell>
          <table:table-cell table:formula="of:=AVERAGE(43775; 46591; 1753)" office:value-type="float" office:value="30706.3333333333" calcext:value-type="float">
            <text:p>30706.33333333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failed)</text:p>
          </table:table-cell>
          <table:table-cell table:formula="of:=[.C3]" office:value-type="float" office:value="10000" calcext:value-type="float">
            <text:p>10000</text:p>
          </table:table-cell>
          <table:table-cell table:formula="of:=AVERAGE(2122.12238937345; 2200.98259756366; 2178.00298430257)" office:value-type="float" office:value="2167.03599041323" calcext:value-type="float">
            <text:p>2167.0359904132</text:p>
          </table:table-cell>
          <table:table-cell table:formula="of:=AVERAGE(6327; 7283; 6475)" office:value-type="float" office:value="6695" calcext:value-type="float">
            <text:p>6695</text:p>
          </table:table-cell>
          <table:table-cell table:formula="of:=AVERAGE(44063; 41599; 43487)" office:value-type="float" office:value="43049.6666666667" calcext:value-type="float">
            <text:p>43049.666666666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]" office:value-type="float" office:value="100000" calcext:value-type="float">
            <text:p>100000</text:p>
          </table:table-cell>
          <table:table-cell table:formula="of:=AVERAGE(1772.46720123851; 1674.33425546312; 1680.30972790899)" office:value-type="float" office:value="1709.03706153688" calcext:value-type="float">
            <text:p>1709.0370615369</text:p>
          </table:table-cell>
          <table:table-cell table:formula="of:=AVERAGE(5163; 4827; 4883)" office:value-type="float" office:value="4957.66666666667" calcext:value-type="float">
            <text:p>4957.6666666667</text:p>
          </table:table-cell>
          <table:table-cell table:formula="of:=AVERAGE(19679; 16527; 17743)" office:value-type="float" office:value="17983" calcext:value-type="float">
            <text:p>1798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]" office:value-type="float" office:value="1000000" calcext:value-type="float">
            <text:p>1000000</text:p>
          </table:table-cell>
          <table:table-cell table:formula="of:=AVERAGE(1689.0505490498; 1626.5702561453; 1749.51468728039)" office:value-type="float" office:value="1688.37849749183" calcext:value-type="float">
            <text:p>1688.3784974918</text:p>
          </table:table-cell>
          <table:table-cell table:formula="of:=AVERAGE(4679; 4595; 5159)" office:value-type="float" office:value="4811" calcext:value-type="float">
            <text:p>4811</text:p>
          </table:table-cell>
          <table:table-cell table:formula="of:=AVERAGE(16511; 15479; 17823)" office:value-type="float" office:value="16604.3333333333" calcext:value-type="float">
            <text:p>16604.3333333333</text:p>
          </table:table-cell>
          <table:table-cell table:number-columns-repeated="2"/>
        </table:table-row>
        <table:table-row table:style-name="ro1" table:number-rows-repeated="3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=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10:25:47.434148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08:29:56.552212322</meta:creation-date>
    <dc:date>2017-06-08T10:47:22.491800821</dc:date>
    <meta:editing-duration>PT8H42M51S</meta:editing-duration>
    <meta:editing-cycles>285</meta:editing-cycles>
    <meta:generator>LibreOffice/4.2.8.2$Linux_X86_64 LibreOffice_project/420m0$Build-2</meta:generator>
    <meta:document-statistic meta:table-count="1" meta:cell-count="7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128cm" xlink:href=".." xlink:type="simple" chart:class="chart:line" chart:style-name="ch1">
        <chart:title svg:x="6.344cm" svg:y="0.301cm" chart:style-name="ch2">
          <text:p>1G, Workload E, Scan</text:p>
        </chart:title>
        <chart:legend chart:legend-position="end" svg:x="13.04cm" svg:y="4.267cm" style:legend-expansion="high" chart:style-name="ch3"/>
        <chart:plot-area chart:style-name="ch4" table:cell-range-address="Sheet1.C1:Sheet1.F6" chart:data-source-has-labels="both" svg:x="1.33cm" svg:y="1.345cm" svg:width="11.391cm" svg:height="7.6cm">
          <chartooo:coordinate-region svg:x="2.507cm" svg:y="1.545cm" svg:width="10.214cm" svg:height="6.753cm"/>
          <chart:axis chart:dimension="x" chart:name="primary-x" chart:style-name="ch5" chartooo:axis-type="auto">
            <chartooo:date-scale/>
            <chart:title svg:x="6.055cm" svg:y="9.147cm" chart:style-name="ch6">
              <text:p># of Records</text:p>
            </chart:title>
            <chart:categories table:cell-range-address="Sheet1.C2:Sheet1.C6"/>
            <chart:grid chart:style-name="ch7" chart:class="major"/>
          </chart:axis>
          <chart:axis chart:dimension="y" chart:name="primary-y" chart:style-name="ch5">
            <chart:title svg:x="0.451cm" svg:y="5.864cm" chart:style-name="ch8">
              <text:p>Time (us)</text:p>
            </chart:title>
            <chart:grid chart:style-name="ch7" chart:class="major"/>
          </chart:axis>
          <chart:series chart:style-name="ch9" chart:values-cell-range-address="Sheet1.D2:Sheet1.D6" chart:label-cell-address="Sheet1.D1:Sheet1.D1" chart:class="chart:line">
            <chart:data-point chart:repeated="5"/>
          </chart:series>
          <chart:series chart:style-name="ch10" chart:values-cell-range-address="Sheet1.E2:Sheet1.E6" chart:label-cell-address="Sheet1.E1:Sheet1.E1" chart:class="chart:line">
            <chart:data-point chart:repeated="5"/>
          </chart:series>
          <chart:series chart:style-name="ch11" chart:values-cell-range-address="Sheet1.F2:Sheet1.F6" chart:label-cell-address="Sheet1.F1:Sheet1.F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1:Sheet1.D1</svg:desc>
                </draw:g>
              </table:table-cell>
              <table:table-cell office:value-type="string">
                <text:p>95 percent</text:p>
                <draw:g>
                  <svg:desc>Sheet1.E1:Sheet1.E1</svg:desc>
                </draw:g>
              </table:table-cell>
              <table:table-cell office:value-type="string">
                <text:p>99 percen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2:Sheet1.C6</svg:desc>
                </draw:g>
              </table:table-cell>
              <table:table-cell office:value-type="float" office:value="603.138828761935">
                <text:p>603.138828761935</text:p>
                <draw:g>
                  <svg:desc>Sheet1.D2:Sheet1.D6</svg:desc>
                </draw:g>
              </table:table-cell>
              <table:table-cell office:value-type="float" office:value="1641.33333333333">
                <text:p>1641.33333333333</text:p>
                <draw:g>
                  <svg:desc>Sheet1.E2:Sheet1.E6</svg:desc>
                </draw:g>
              </table:table-cell>
              <table:table-cell office:value-type="float" office:value="6097.66666666667">
                <text:p>6097.66666666667</text:p>
                <draw:g>
                  <svg:desc>Sheet1.F2:Sheet1.F6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866.785981615399">
                <text:p>866.785981615399</text:p>
              </table:table-cell>
              <table:table-cell office:value-type="float" office:value="2487.66666666667">
                <text:p>2487.66666666667</text:p>
              </table:table-cell>
              <table:table-cell office:value-type="float" office:value="9441.66666666667">
                <text:p>9441.6666666666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293.08410940343">
                <text:p>1293.08410940343</text:p>
              </table:table-cell>
              <table:table-cell office:value-type="float" office:value="3801.66666666667">
                <text:p>3801.66666666667</text:p>
              </table:table-cell>
              <table:table-cell office:value-type="float" office:value="12673.6666666667">
                <text:p>12673.666666666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367.75997559857">
                <text:p>1367.75997559857</text:p>
              </table:table-cell>
              <table:table-cell office:value-type="float" office:value="4007">
                <text:p>4007</text:p>
              </table:table-cell>
              <table:table-cell office:value-type="float" office:value="12991">
                <text:p>129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2cm" xlink:href=".." xlink:type="simple" chart:class="chart:line" chart:style-name="ch1">
        <chart:title svg:x="5.415cm" svg:y="0.316cm" chart:style-name="ch2">
          <text:p>1G, Workload E, Cleanup</text:p>
        </chart:title>
        <chart:legend chart:legend-position="end" svg:x="13.04cm" svg:y="3.709cm" style:legend-expansion="high" chart:style-name="ch3"/>
        <chart:plot-area chart:style-name="ch4" table:cell-range-address="Sheet1.C8:Sheet1.F13" chart:data-source-has-labels="both" svg:x="1.33cm" svg:y="1.301cm" svg:width="11.391cm" svg:height="6.55cm">
          <chartooo:coordinate-region svg:x="1.951cm" svg:y="1.5cm" svg:width="10.77cm" svg:height="5.704cm"/>
          <chart:axis chart:dimension="x" chart:name="primary-x" chart:style-name="ch5" chartooo:axis-type="auto">
            <chartooo:date-scale/>
            <chart:title svg:x="6.055cm" svg:y="8.031cm" chart:style-name="ch6">
              <text:p># of Records</text:p>
            </chart:title>
            <chart:categories table:cell-range-address="Sheet1.C9:Sheet1.C13"/>
          </chart:axis>
          <chart:axis chart:dimension="y" chart:name="primary-y" chart:style-name="ch5">
            <chart:title svg:x="0.451cm" svg:y="5.295cm" chart:style-name="ch7">
              <text:p>Time (us)</text:p>
            </chart:title>
            <chart:grid chart:style-name="ch8" chart:class="major"/>
          </chart:axis>
          <chart:series chart:style-name="ch9" chart:values-cell-range-address="Sheet1.D9:Sheet1.D13" chart:label-cell-address="Sheet1.D8:Sheet1.D8" chart:class="chart:line">
            <chart:data-point chart:repeated="5"/>
          </chart:series>
          <chart:series chart:style-name="ch10" chart:values-cell-range-address="Sheet1.E9:Sheet1.E13" chart:label-cell-address="Sheet1.E8:Sheet1.E8" chart:class="chart:line">
            <chart:data-point chart:repeated="5"/>
          </chart:series>
          <chart:series chart:style-name="ch11" chart:values-cell-range-address="Sheet1.F9:Sheet1.F13" chart:label-cell-address="Sheet1.F8:Sheet1.F8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8:Sheet1.D8</svg:desc>
                </draw:g>
              </table:table-cell>
              <table:table-cell office:value-type="string">
                <text:p>95 percent</text:p>
                <draw:g>
                  <svg:desc>Sheet1.E8:Sheet1.E8</svg:desc>
                </draw:g>
              </table:table-cell>
              <table:table-cell office:value-type="string">
                <text:p>99 percent</text:p>
                <draw:g>
                  <svg:desc>Sheet1.F8:Sheet1.F8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9:Sheet1.C13</svg:desc>
                </draw:g>
              </table:table-cell>
              <table:table-cell office:value-type="float" office:value="10.3333333333333">
                <text:p>10.3333333333333</text:p>
                <draw:g>
                  <svg:desc>Sheet1.D9:Sheet1.D13</svg:desc>
                </draw:g>
              </table:table-cell>
              <table:table-cell office:value-type="float" office:value="38.3333333333333">
                <text:p>38.3333333333333</text:p>
                <draw:g>
                  <svg:desc>Sheet1.E9:Sheet1.E13</svg:desc>
                </draw:g>
              </table:table-cell>
              <table:table-cell office:value-type="float" office:value="38.3333333333333">
                <text:p>38.3333333333333</text:p>
                <draw:g>
                  <svg:desc>Sheet1.F9:Sheet1.F13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2.3333333333333">
                <text:p>42.3333333333333</text:p>
              </table:table-cell>
              <table:table-cell office:value-type="float" office:value="42.3333333333333">
                <text:p>42.333333333333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1.8333333333333">
                <text:p>11.8333333333333</text:p>
              </table:table-cell>
              <table:table-cell office:value-type="float" office:value="44.3333333333333">
                <text:p>44.3333333333333</text:p>
              </table:table-cell>
              <table:table-cell office:value-type="float" office:value="44.3333333333333">
                <text:p>44.33333333333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58333333333333">
                <text:p>1.5833333333333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2cm" xlink:href=".." xlink:type="simple" chart:class="chart:line" chart:style-name="ch1">
        <chart:title svg:x="4.833cm" svg:y="0.316cm" chart:style-name="ch2">
          <text:p>1G, Workload E, Insert (Failed)</text:p>
        </chart:title>
        <chart:legend chart:legend-position="end" svg:x="13.04cm" svg:y="3.709cm" style:legend-expansion="high" chart:style-name="ch3"/>
        <chart:plot-area chart:style-name="ch4" table:cell-range-address="Sheet1.C14:Sheet1.F19" chart:data-source-has-labels="both" svg:x="1.33cm" svg:y="1.301cm" svg:width="11.391cm" svg:height="6.55cm">
          <chartooo:coordinate-region svg:x="2.507cm" svg:y="1.5cm" svg:width="10.214cm" svg:height="5.704cm"/>
          <chart:axis chart:dimension="x" chart:name="primary-x" chart:style-name="ch5" chartooo:axis-type="auto">
            <chartooo:date-scale/>
            <chart:title svg:x="6.055cm" svg:y="8.031cm" chart:style-name="ch6">
              <text:p># of Records</text:p>
            </chart:title>
            <chart:categories table:cell-range-address="Sheet1.C15:Sheet1.C19"/>
          </chart:axis>
          <chart:axis chart:dimension="y" chart:name="primary-y" chart:style-name="ch5">
            <chart:title svg:x="0.451cm" svg:y="5.295cm" chart:style-name="ch7">
              <text:p>Time (us)</text:p>
            </chart:title>
            <chart:grid chart:style-name="ch8" chart:class="major"/>
          </chart:axis>
          <chart:series chart:style-name="ch9" chart:values-cell-range-address="Sheet1.D15:Sheet1.D19" chart:label-cell-address="Sheet1.D14:Sheet1.D14" chart:class="chart:line">
            <chart:data-point chart:repeated="5"/>
          </chart:series>
          <chart:series chart:style-name="ch10" chart:values-cell-range-address="Sheet1.E15:Sheet1.E19" chart:label-cell-address="Sheet1.E14:Sheet1.E14" chart:class="chart:line">
            <chart:data-point chart:repeated="5"/>
          </chart:series>
          <chart:series chart:style-name="ch11" chart:values-cell-range-address="Sheet1.F15:Sheet1.F19" chart:label-cell-address="Sheet1.F14:Sheet1.F14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D14:Sheet1.D14</svg:desc>
                </draw:g>
              </table:table-cell>
              <table:table-cell office:value-type="string">
                <text:p>95 percent</text:p>
                <draw:g>
                  <svg:desc>Sheet1.E14:Sheet1.E14</svg:desc>
                </draw:g>
              </table:table-cell>
              <table:table-cell office:value-type="string">
                <text:p>99 percent</text:p>
                <draw:g>
                  <svg:desc>Sheet1.F14:Sheet1.F14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15:Sheet1.C19</svg:desc>
                </draw:g>
              </table:table-cell>
              <table:table-cell office:value-type="float" office:value="1707.39108734863">
                <text:p>1707.39108734863</text:p>
                <draw:g>
                  <svg:desc>Sheet1.D15:Sheet1.D19</svg:desc>
                </draw:g>
              </table:table-cell>
              <table:table-cell office:value-type="float" office:value="5696.33333333333">
                <text:p>5696.33333333333</text:p>
                <draw:g>
                  <svg:desc>Sheet1.E15:Sheet1.E19</svg:desc>
                </draw:g>
              </table:table-cell>
              <table:table-cell office:value-type="float" office:value="30706.3333333333">
                <text:p>30706.3333333333</text:p>
                <draw:g>
                  <svg:desc>Sheet1.F15:Sheet1.F19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167.03599041323">
                <text:p>2167.03599041323</text:p>
              </table:table-cell>
              <table:table-cell office:value-type="float" office:value="6695">
                <text:p>6695</text:p>
              </table:table-cell>
              <table:table-cell office:value-type="float" office:value="43049.6666666667">
                <text:p>43049.666666666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709.03706153688">
                <text:p>1709.03706153688</text:p>
              </table:table-cell>
              <table:table-cell office:value-type="float" office:value="4957.66666666667">
                <text:p>4957.66666666667</text:p>
              </table:table-cell>
              <table:table-cell office:value-type="float" office:value="17983">
                <text:p>1798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688.37849749183">
                <text:p>1688.37849749183</text:p>
              </table:table-cell>
              <table:table-cell office:value-type="float" office:value="4811">
                <text:p>4811</text:p>
              </table:table-cell>
              <table:table-cell office:value-type="float" office:value="16604.3333333333">
                <text:p>16604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